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8000003E85996F9E76E303C74.png" manifest:media-type="image/png"/>
  <manifest:file-entry manifest:full-path="Pictures/10000201000000400000004041AC2129FF0AA4C7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Pictures/100002010000027B0000021CB88FDDA1101DA18C.png" manifest:media-type="image/png"/>
  <manifest:file-entry manifest:full-path="Pictures/1000020100000060000000608011CECE41CB43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597in" fo:margin-top="0in" fo:margin-bottom="0in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.4375in"/>
    </style:style>
    <style:style style:name="Table2.C" style:family="table-column">
      <style:table-column-properties style:column-width="0.375in"/>
    </style:style>
    <style:style style:name="Table2.D" style:family="table-column">
      <style:table-column-properties style:column-width="1.5667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3" style:family="table">
      <style:table-properties style:width="7.875in" fo:margin-left="-0.1597in" fo:margin-top="0in" fo:margin-bottom="0in" table:align="left"/>
    </style:style>
    <style:style style:name="Table3.A" style:family="table-column">
      <style:table-column-properties style:column-width="0.9993in"/>
    </style:style>
    <style:style style:name="Table3.B" style:family="table-column">
      <style:table-column-properties style:column-width="4.8104in"/>
    </style:style>
    <style:style style:name="Table3.C" style:family="table-column">
      <style:table-column-properties style:column-width="2.0653in"/>
    </style:style>
    <style:style style:name="Table3.1" style:family="table-row">
      <style:table-row-properties style:min-row-height="0.0653in" fo:keep-together="auto"/>
    </style:style>
    <style:style style:name="Table3.A1" style:family="table-cell">
      <style:table-cell-properties style:vertical-align="" fo:padding-left="0.0701in" fo:padding-right="0.0701in" fo:padding-top="0.1in" fo:padding-bottom="0in" fo:border="none"/>
    </style:style>
    <style:style style:name="Table5" style:family="table">
      <style:table-properties style:width="7.875in" fo:margin-left="-0.1597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6.8757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.0701in" fo:padding-right="0.0701in" fo:padding-top="0in" fo:padding-bottom="0in" fo:border="none"/>
    </style:style>
    <style:style style:name="Table6" style:family="table">
      <style:table-properties style:width="7.875in" fo:margin-left="-0.1597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6.8757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.0701in" fo:padding-right="0.0701in" fo:padding-top="0.1in" fo:padding-bottom="0in" fo:border="none"/>
    </style:style>
    <style:style style:name="Table7" style:family="table">
      <style:table-properties style:width="7.875in" fo:margin-left="-0.1597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4.8104in"/>
    </style:style>
    <style:style style:name="Table7.C" style:family="table-column">
      <style:table-column-properties style:column-width="2.0653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.0701in" fo:padding-right="0.0701in" fo:padding-top="0.1in" fo:padding-bottom="0in" fo:border="none"/>
    </style:style>
    <style:style style:name="Table8" style:family="table">
      <style:table-properties style:width="7.875in" fo:margin-left="-0.1597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757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.0701in" fo:padding-right="0.0701in" fo:padding-top="0in" fo:padding-bottom="0in" fo:border="none"/>
    </style:style>
    <style:style style:name="Table9" style:family="table">
      <style:table-properties style:width="7.875in" fo:margin-left="-0.1597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4.8104in"/>
    </style:style>
    <style:style style:name="Table9.C" style:family="table-column">
      <style:table-column-properties style:column-width="2.0653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.0701in" fo:padding-right="0.0701in" fo:padding-top="0.1in" fo:padding-bottom="0in" fo:border="none"/>
    </style:style>
    <style:style style:name="Table10" style:family="table">
      <style:table-properties style:width="7.875in" fo:margin-left="-0.1597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757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.0701in" fo:padding-right="0.0701in" fo:padding-top="0in" fo:padding-bottom="0in" fo:border="none"/>
    </style:style>
    <style:style style:name="Table11" style:family="table">
      <style:table-properties style:width="7.875in" fo:margin-left="-0.1597in" fo:margin-top="0in" fo:margin-bottom="0in" table:align="left"/>
    </style:style>
    <style:style style:name="Table11.A" style:family="table-column">
      <style:table-column-properties style:column-width="0.9993in"/>
    </style:style>
    <style:style style:name="Table11.B" style:family="table-column">
      <style:table-column-properties style:column-width="4.8104in"/>
    </style:style>
    <style:style style:name="Table11.C" style:family="table-column">
      <style:table-column-properties style:column-width="2.0653in"/>
    </style:style>
    <style:style style:name="Table11.1" style:family="table-row">
      <style:table-row-properties style:min-row-height="0.3764in" fo:keep-together="auto"/>
    </style:style>
    <style:style style:name="Table11.A1" style:family="table-cell">
      <style:table-cell-properties style:vertical-align="" fo:padding-left="0.0701in" fo:padding-right="0.0701in" fo:padding-top="0.1in" fo:padding-bottom="0in" fo:border="none"/>
    </style:style>
    <style:style style:name="Table12" style:family="table">
      <style:table-properties style:width="7.875in" fo:margin-left="-0.1597in" fo:margin-top="0in" fo:margin-bottom="0in" table:align="left"/>
    </style:style>
    <style:style style:name="Table12.A" style:family="table-column">
      <style:table-column-properties style:column-width="0.9993in"/>
    </style:style>
    <style:style style:name="Table12.B" style:family="table-column">
      <style:table-column-properties style:column-width="6.8757in"/>
    </style:style>
    <style:style style:name="Table12.1" style:family="table-row">
      <style:table-row-properties style:min-row-height="0.184in" fo:keep-together="auto"/>
    </style:style>
    <style:style style:name="Table12.A1" style:family="table-cell">
      <style:table-cell-properties style:vertical-align="" fo:padding-left="0.0701in" fo:padding-right="0.0701in" fo:padding-top="0in" fo:padding-bottom="0in" fo:border="none"/>
    </style:style>
    <style:style style:name="Table1" style:family="table">
      <style:table-properties style:width="7.8778in" fo:margin-left="-0.1597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6.8785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.1in" fo:padding-bottom="0in" fo:border="none"/>
    </style:style>
    <style:style style:name="Table4" style:family="table">
      <style:table-properties style:width="7.875in" fo:margin-left="-0.1597in" fo:margin-top="0in" fo:margin-bottom="0in" table:align="left"/>
    </style:style>
    <style:style style:name="Table4.A" style:family="table-column">
      <style:table-column-properties style:column-width="0.9993in"/>
    </style:style>
    <style:style style:name="Table4.B" style:family="table-column">
      <style:table-column-properties style:column-width="4.8104in"/>
    </style:style>
    <style:style style:name="Table4.C" style:family="table-column">
      <style:table-column-properties style:column-width="2.0653in"/>
    </style:style>
    <style:style style:name="Table4.1" style:family="table-row">
      <style:table-row-properties style:min-row-height="0.0653in" fo:keep-together="auto"/>
    </style:style>
    <style:style style:name="Table4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line-height="100%" fo:text-align="start" style:justify-single-word="false" fo:orphans="0" fo:widows="0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" style:family="paragraph" style:parent-style-name="Standard">
      <style:paragraph-properties fo:line-height="115%" fo:text-align="start" style:justify-single-word="false" fo:orphans="0" fo:widows="0"/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Roboto1" fo:font-size="6pt" officeooo:paragraph-rsid="00f4d3bb" style:font-name-asian="Roboto2" style:font-size-asian="5.25pt" style:font-name-complex="Roboto2" style:font-size-complex="6pt"/>
    </style:style>
    <style:style style:name="P4" style:family="paragraph" style:parent-style-name="Standard">
      <style:text-properties officeooo:paragraph-rsid="010d678c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paragraph-rsid="010d678c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9ff82e" officeooo:paragraph-rsid="00f54a88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fo:font-weight="bold" officeooo:rsid="00df5c81" officeooo:paragraph-rsid="00f54a88" style:font-name-asian="Roboto2" style:font-size-asian="10pt" style:font-weight-asian="bold" style:font-name-complex="Roboto2" style:font-size-complex="10pt" style:font-weight-complex="bold"/>
    </style:style>
    <style:style style:name="P8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10d678c" style:font-size-asian="10pt" style:font-size-complex="10pt"/>
    </style:style>
    <style:style style:name="P9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1" fo:font-size="10pt" officeooo:paragraph-rsid="00f54a88" style:font-name-asian="Roboto2" style:font-size-asian="10pt" style:font-name-complex="Roboto2" style:font-size-complex="10pt"/>
    </style:style>
    <style:style style:name="P10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0f4ffae"/>
    </style:style>
    <style:style style:name="P11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11941d"/>
    </style:style>
    <style:style style:name="P1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0f54a88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10d678c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officeooo:paragraph-rsid="00f4d3bb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0f54a88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style="normal" fo:font-weight="bold" officeooo:rsid="007e263d" officeooo:paragraph-rsid="0100c247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paragraph-rsid="0100c247" style:font-name-asian="Roboto2" style:font-size-asian="10pt" style:font-weight-asian="bold" style:font-name-complex="Roboto2" style:font-size-complex="10pt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fo:font-weight="bold" officeooo:rsid="0108d36e" officeooo:paragraph-rsid="0108d36e" style:font-name-asian="Roboto2" style:font-size-asian="10pt" style:font-weight-asian="bold" style:font-name-complex="Roboto2" style:font-size-complex="10pt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size="10pt" officeooo:paragraph-rsid="010d678c" style:font-name-asian="Roboto2" style:font-size-asian="10pt" style:font-name-complex="Roboto2" style:font-size-complex="10pt"/>
    </style:style>
    <style:style style:name="P22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rsid="00f54a88" officeooo:paragraph-rsid="010d678c" style:font-weight-asian="normal" style:font-weight-complex="normal"/>
    </style:style>
    <style:style style:name="P23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1" fo:font-weight="normal" officeooo:paragraph-rsid="0100c247" style:font-weight-asian="normal" style:font-weight-complex="normal"/>
    </style:style>
    <style:style style:name="P2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02247f"/>
    </style:style>
    <style:style style:name="P25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0f54a88"/>
    </style:style>
    <style:style style:name="P26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00c247"/>
    </style:style>
    <style:style style:name="P27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officeooo:paragraph-rsid="010d678c"/>
    </style:style>
    <style:style style:name="P28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weight="normal" officeooo:paragraph-rsid="00f54a88" style:font-weight-asian="normal" style:font-weight-complex="normal"/>
    </style:style>
    <style:style style:name="P2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italic" fo:font-weight="normal" officeooo:rsid="00f54a88" officeooo:paragraph-rsid="010d678c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4d3bb" style:font-name-asian="Roboto2" style:font-size-asian="10pt" style:font-weight-asian="bold" style:font-name-complex="Roboto2" style:font-size-complex="10pt"/>
    </style:style>
    <style:style style:name="P31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paragraph-rsid="00f54a88" style:font-name-asian="Roboto2" style:font-size-asian="10pt" style:font-weight-asian="bold" style:font-name-complex="Roboto2" style:font-size-complex="10pt"/>
    </style:style>
    <style:style style:name="P3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10d678c" style:font-name-asian="Roboto2" style:font-size-asian="10pt" style:font-weight-asian="bold" style:font-name-complex="Roboto2" style:font-size-complex="10pt"/>
    </style:style>
    <style:style style:name="P3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0f54a88" style:font-name-asian="Roboto2" style:font-size-asian="10pt" style:font-weight-asian="bold" style:font-name-complex="Roboto2" style:font-size-complex="10pt"/>
    </style:style>
    <style:style style:name="P3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54a88" officeooo:paragraph-rsid="010d678c" style:font-name-asian="Roboto2" style:font-size-asian="10pt" style:font-weight-asian="bold" style:font-name-complex="Roboto2" style:font-size-complex="10pt"/>
    </style:style>
    <style:style style:name="P3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1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1" fo:font-size="10pt" fo:font-weight="bold" officeooo:rsid="00f4ffae" officeooo:paragraph-rsid="00f4ffae" style:font-name-asian="Roboto2" style:font-size-asian="10pt" style:font-weight-asian="bold" style:font-name-complex="Roboto2" style:font-size-complex="10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48f0e9" officeooo:paragraph-rsid="00cafff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ba17a" officeooo:paragraph-rsid="00dba17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1" fo:font-size="10pt" fo:font-style="normal" fo:font-weight="normal" officeooo:rsid="00e9a2bf" officeooo:paragraph-rsid="00e9a2b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>
      <style:paragraph-properties fo:line-height="115%" fo:text-align="start" style:justify-single-word="false" fo:orphans="0" fo:widows="0" style:shadow="none"/>
      <style:text-properties style:font-name="Roboto1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officeooo:paragraph-rsid="00f4ffae"/>
    </style:style>
    <style:style style:name="P43" style:family="paragraph" style:parent-style-name="Standard" style:list-style-name="L1">
      <style:paragraph-properties fo:line-height="100%" fo:orphans="0" fo:widows="0"/>
      <style:text-properties officeooo:paragraph-rsid="00fb28df"/>
    </style:style>
    <style:style style:name="P44" style:family="paragraph" style:parent-style-name="Standard" style:list-style-name="L1">
      <style:paragraph-properties fo:line-height="100%" fo:orphans="0" fo:widows="0"/>
      <style:text-properties officeooo:paragraph-rsid="00f54a88"/>
    </style:style>
    <style:style style:name="P45" style:family="paragraph" style:parent-style-name="Standard" style:list-style-name="L1">
      <style:paragraph-properties fo:line-height="100%" fo:orphans="0" fo:widows="0"/>
      <style:text-properties officeooo:paragraph-rsid="0107e82a"/>
    </style:style>
    <style:style style:name="P46" style:family="paragraph" style:parent-style-name="Standard" style:list-style-name="L1">
      <style:paragraph-properties fo:line-height="100%" fo:orphans="0" fo:widows="0"/>
      <style:text-properties officeooo:paragraph-rsid="0100c247"/>
    </style:style>
    <style:style style:name="P47" style:family="paragraph" style:parent-style-name="Standard" style:list-style-name="L1">
      <style:paragraph-properties fo:line-height="100%" fo:orphans="0" fo:widows="0"/>
      <style:text-properties style:font-name="Roboto1" fo:font-size="10pt" fo:font-style="normal" officeooo:rsid="008e79c7" officeooo:paragraph-rsid="00f4ffae" style:font-name-asian="Roboto2" style:font-size-asian="10pt" style:font-style-asian="normal" style:font-name-complex="Roboto2" style:font-size-complex="10pt" style:font-style-complex="normal"/>
    </style:style>
    <style:style style:name="P48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08f9311" officeooo:paragraph-rsid="00f54a8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9" style:family="paragraph" style:parent-style-name="Standard" style:list-style-name="L1">
      <style:paragraph-properties fo:line-height="100%" fo:orphans="0" fo:widows="0"/>
      <style:text-properties style:font-name="Roboto1" fo:font-size="10pt" fo:font-style="normal" style:text-underline-style="none" fo:font-weight="normal" officeooo:rsid="0102247f" officeooo:paragraph-rsid="0102247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50" style:family="paragraph" style:parent-style-name="Standard" style:list-style-name="L1">
      <style:paragraph-properties fo:line-height="100%" fo:orphans="0" fo:widows="0"/>
      <style:text-properties style:font-name="Roboto1" fo:font-size="10pt" fo:font-weight="normal" officeooo:rsid="008f9311" officeooo:paragraph-rsid="00f54a88" style:font-name-asian="Roboto2" style:font-size-asian="10pt" style:font-weight-asian="normal" style:font-name-complex="Roboto2" style:font-size-complex="10pt" style:font-weight-complex="normal"/>
    </style:style>
    <style:style style:name="P51" style:family="paragraph" style:parent-style-name="Standard" style:list-style-name="L1">
      <style:paragraph-properties fo:line-height="100%" fo:orphans="0" fo:widows="0"/>
      <style:text-properties style:font-name="Roboto1" fo:font-size="10pt" officeooo:paragraph-rsid="00f54a88" style:font-name-asian="Roboto2" style:font-size-asian="10pt" style:font-name-complex="Roboto2" style:font-size-complex="10pt"/>
    </style:style>
    <style:style style:name="P52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0f54a88" style:font-weight-asian="normal" style:font-weight-complex="normal"/>
    </style:style>
    <style:style style:name="P53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0f54a88" style:font-style-asian="normal" style:font-weight-asian="normal" style:font-style-complex="normal" style:font-weight-complex="normal"/>
    </style:style>
    <style:style style:name="P54" style:family="paragraph" style:parent-style-name="Standard" style:list-style-name="L1">
      <style:paragraph-properties fo:line-height="100%" fo:orphans="0" fo:widows="0"/>
      <style:text-properties officeooo:rsid="0102247f" officeooo:paragraph-rsid="0102247f"/>
    </style:style>
    <style:style style:name="P55" style:family="paragraph" style:parent-style-name="Standard" style:list-style-name="L1">
      <style:paragraph-properties fo:margin-top="0in" fo:margin-bottom="0in" loext:contextual-spacing="false" fo:line-height="100%" fo:keep-together="auto" fo:orphans="0" fo:widows="0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0f4ffae"/>
    </style:style>
    <style:style style:name="P56" style:family="paragraph" style:parent-style-name="Text_20_body" style:master-page-name="Standard">
      <style:paragraph-properties style:page-number="1" fo:break-before="auto" fo:break-after="auto"/>
      <style:text-properties fo:font-size="2pt" style:font-size-asian="1.75pt" style:font-size-complex="2pt"/>
    </style:style>
    <style:style style:name="P5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fbdae" style:font-weight-asian="bold" style:font-weight-complex="bold"/>
    </style:style>
    <style:style style:name="T6" style:family="text">
      <style:text-properties fo:font-size="10pt" style:font-name-asian="Roboto2" style:font-size-asian="10pt" style:font-name-complex="Roboto2" style:font-size-complex="10pt"/>
    </style:style>
    <style:style style:name="T7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8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9" style:family="text">
      <style:text-properties fo:font-size="10pt" fo:font-weight="bold" officeooo:rsid="00f42c2a" style:font-name-asian="Roboto2" style:font-size-asian="10pt" style:font-weight-asian="bold" style:font-name-complex="Roboto2" style:font-size-complex="10pt" style:font-weight-complex="bold"/>
    </style:style>
    <style:style style:name="T10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1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2" style:family="text">
      <style:text-properties fo:font-size="10pt" fo:font-style="italic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4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5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8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0f069b5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3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4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5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6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0f42c2a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0edf01b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31" style:family="text">
      <style:text-properties fo:font-size="10pt" fo:font-weight="normal" officeooo:rsid="0114915d" style:font-name-asian="Roboto2" style:font-size-asian="10pt" style:font-weight-asian="normal" style:font-name-complex="Roboto2" style:font-size-complex="10pt" style:font-weight-complex="normal"/>
    </style:style>
    <style:style style:name="T32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5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36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37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38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style:font-name="Roboto1" fo:font-size="10pt" style:font-name-asian="Roboto2" style:font-size-asian="10pt" style:font-name-complex="Roboto2" style:font-size-complex="10pt"/>
    </style:style>
    <style:style style:name="T40" style:family="text">
      <style:text-properties style:font-name="Roboto1" fo:font-size="10pt" officeooo:rsid="008f9311" style:font-name-asian="Roboto2" style:font-size-asian="10pt" style:font-name-complex="Roboto2" style:font-size-complex="10pt"/>
    </style:style>
    <style:style style:name="T41" style:family="text">
      <style:text-properties style:font-name="Roboto1" fo:font-size="10pt" officeooo:rsid="00bc0279" style:font-name-asian="Roboto2" style:font-size-asian="10pt" style:font-name-complex="Roboto2" style:font-size-complex="10pt"/>
    </style:style>
    <style:style style:name="T42" style:family="text">
      <style:text-properties style:font-name="Roboto1" fo:font-size="10pt" officeooo:rsid="00c463f2" style:font-name-asian="Roboto2" style:font-size-asian="10pt" style:font-name-complex="Roboto2" style:font-size-complex="10pt"/>
    </style:style>
    <style:style style:name="T43" style:family="text">
      <style:text-properties style:font-name="Roboto1" fo:font-size="10pt" officeooo:rsid="010255c4" style:font-name-asian="Roboto2" style:font-size-asian="10pt" style:font-name-complex="Roboto2" style:font-size-complex="10pt"/>
    </style:style>
    <style:style style:name="T44" style:family="text">
      <style:text-properties style:font-name="Roboto1" fo:font-size="10pt" fo:font-weight="bold" style:font-name-asian="Roboto2" style:font-size-asian="10pt" style:font-weight-asian="bold" style:font-name-complex="Roboto2" style:font-size-complex="10pt"/>
    </style:style>
    <style:style style:name="T45" style:family="text">
      <style:text-properties style:font-name="Roboto1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46" style:family="text">
      <style:text-properties style:font-name="Roboto1" fo:font-size="10pt" fo:font-weight="bold" officeooo:rsid="001c750c" style:font-name-asian="Roboto2" style:font-size-asian="10pt" style:font-weight-asian="bold" style:font-name-complex="Roboto2" style:font-size-complex="10pt" style:font-weight-complex="bold"/>
    </style:style>
    <style:style style:name="T47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48" style:family="text">
      <style:text-properties style:font-name="Roboto1" fo:font-size="10pt" fo:font-weight="bold" officeooo:rsid="00e646ed" style:font-name-asian="Roboto2" style:font-size-asian="10pt" style:font-weight-asian="bold" style:font-name-complex="Roboto2" style:font-size-complex="10pt" style:font-weight-complex="bold"/>
    </style:style>
    <style:style style:name="T49" style:family="text">
      <style:text-properties style:font-name="Roboto1" fo:font-size="10pt" fo:font-weight="bold" officeooo:rsid="008b6a72" style:font-name-asian="Roboto2" style:font-size-asian="10pt" style:font-weight-asian="bold" style:font-name-complex="Roboto2" style:font-size-complex="10pt"/>
    </style:style>
    <style:style style:name="T50" style:family="text">
      <style:text-properties style:font-name="Roboto1" fo:font-size="10pt" fo:font-weight="bold" officeooo:rsid="0100c247" style:font-name-asian="Roboto2" style:font-size-asian="10pt" style:font-weight-asian="bold" style:font-name-complex="Roboto2" style:font-size-complex="10pt"/>
    </style:style>
    <style:style style:name="T51" style:family="text">
      <style:text-properties style:font-name="Roboto1" fo:font-size="10pt" fo:font-weight="bold" officeooo:rsid="0102247f" style:font-name-asian="Roboto2" style:font-size-asian="10pt" style:font-weight-asian="bold" style:font-name-complex="Roboto2" style:font-size-complex="10pt"/>
    </style:style>
    <style:style style:name="T52" style:family="text">
      <style:text-properties style:font-name="Roboto1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53" style:family="text">
      <style:text-properties style:font-name="Roboto1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54" style:family="text">
      <style:text-properties style:font-name="Roboto1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55" style:family="text">
      <style:text-properties style:font-name="Roboto1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56" style:family="text">
      <style:text-properties style:font-name="Roboto1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57" style:family="text">
      <style:text-properties style:font-name="Roboto1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58" style:family="text">
      <style:text-properties style:font-name="Roboto1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59" style:family="text">
      <style:text-properties style:font-name="Roboto1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60" style:family="text">
      <style:text-properties style:font-name="Roboto1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61" style:family="text">
      <style:text-properties style:font-name="Roboto1" fo:font-size="10pt" fo:font-weight="normal" officeooo:rsid="01080404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1" fo:font-size="10pt" fo:font-weight="normal" officeooo:rsid="01087487" style:font-name-asian="Roboto2" style:font-size-asian="10pt" style:font-weight-asian="normal" style:font-name-complex="Roboto2" style:font-size-complex="10pt" style:font-weight-complex="normal"/>
    </style:style>
    <style:style style:name="T63" style:family="text">
      <style:text-properties style:font-name="Roboto1" fo:font-size="10pt" fo:font-weight="normal" officeooo:rsid="0108d36e" style:font-name-asian="Roboto2" style:font-size-asian="10pt" style:font-weight-asian="normal" style:font-name-complex="Roboto2" style:font-size-complex="10pt" style:font-weight-complex="normal"/>
    </style:style>
    <style:style style:name="T64" style:family="text">
      <style:text-properties style:font-name="Roboto1" fo:font-size="10pt" fo:font-weight="normal" officeooo:rsid="0109d0b3" style:font-name-asian="Roboto2" style:font-size-asian="10pt" style:font-weight-asian="normal" style:font-name-complex="Roboto2" style:font-size-complex="10pt" style:font-weight-complex="normal"/>
    </style:style>
    <style:style style:name="T65" style:family="text">
      <style:text-properties style:font-name="Roboto1" fo:font-size="10pt" fo:font-weight="normal" officeooo:rsid="0111f1dc" style:font-name-asian="Roboto2" style:font-size-asian="10pt" style:font-weight-asian="normal" style:font-name-complex="Roboto2" style:font-size-complex="10pt" style:font-weight-complex="normal"/>
    </style:style>
    <style:style style:name="T66" style:family="text">
      <style:text-properties style:font-name="Roboto1" fo:font-size="10pt" fo:font-weight="normal" officeooo:rsid="0112c09d" style:font-name-asian="Roboto2" style:font-size-asian="10pt" style:font-weight-asian="normal" style:font-name-complex="Roboto2" style:font-size-complex="10pt" style:font-weight-complex="normal"/>
    </style:style>
    <style:style style:name="T67" style:family="text">
      <style:text-properties style:font-name="Roboto1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68" style:family="text">
      <style:text-properties style:font-name="Roboto1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69" style:family="text">
      <style:text-properties style:font-name="Roboto1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70" style:family="text">
      <style:text-properties style:font-name="Roboto1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71" style:family="text">
      <style:text-properties style:font-name="Roboto1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72" style:family="text">
      <style:text-properties style:font-name="Roboto1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3" style:family="text">
      <style:text-properties style:font-name="Roboto1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4" style:family="text">
      <style:text-properties style:font-name="Roboto1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5" style:family="text">
      <style:text-properties style:font-name="Roboto1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6" style:family="text">
      <style:text-properties style:font-name="Roboto1" fo:font-size="10pt" fo:font-style="normal" style:text-underline-style="none" fo:font-weight="normal" officeooo:rsid="010255c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7" style:family="text">
      <style:text-properties style:font-name="Roboto1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8" style:family="text">
      <style:text-properties style:font-name="Roboto1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79" style:family="text">
      <style:text-properties style:font-name="Roboto1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0" style:family="text">
      <style:text-properties style:font-name="Roboto1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1" style:family="text">
      <style:text-properties style:font-name="Roboto1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2" style:family="text">
      <style:text-properties style:font-name="Roboto1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3" style:family="text">
      <style:text-properties style:font-name="Roboto1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4" style:family="text">
      <style:text-properties style:font-name="Roboto1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5" style:family="text">
      <style:text-properties style:font-name="Roboto1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1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1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1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1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1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91" style:family="text">
      <style:text-properties style:font-name="Roboto1" fo:font-size="10pt" fo:font-style="normal" style:text-underline-style="solid" style:text-underline-width="auto" style:text-underline-color="font-color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1" fo:font-size="10pt" fo:font-style="normal" style:text-underline-style="solid" style:text-underline-width="auto" style:text-underline-color="font-color" fo:font-weight="normal" officeooo:rsid="00924a9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1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94" style:family="text">
      <style:text-properties style:font-name="Roboto1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5" style:family="text">
      <style:text-properties style:font-name="Roboto1" fo:font-size="10pt" fo:font-style="italic" style:font-name-asian="Roboto2" style:font-size-asian="10pt" style:font-style-asian="italic" style:font-name-complex="Roboto2" style:font-size-complex="10pt"/>
    </style:style>
    <style:style style:name="T96" style:family="text">
      <style:text-properties style:font-name="Roboto1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97" style:family="text">
      <style:text-properties style:font-name="Roboto1" fo:font-size="10pt" style:font-size-asian="10pt" style:font-size-complex="10pt"/>
    </style:style>
    <style:style style:name="T98" style:family="text">
      <style:text-properties style:font-name="Roboto1" fo:font-size="10pt" officeooo:rsid="0102247f" style:font-size-asian="10pt" style:font-size-complex="10pt"/>
    </style:style>
    <style:style style:name="T99" style:family="text">
      <style:text-properties fo:font-weight="normal" style:font-weight-asian="normal" style:font-weight-complex="normal"/>
    </style:style>
    <style:style style:name="T100" style:family="text">
      <style:text-properties fo:font-weight="normal" officeooo:rsid="00edebf5" style:font-weight-asian="normal" style:font-weight-complex="normal"/>
    </style:style>
    <style:style style:name="T101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02" style:family="text">
      <style:text-properties fo:font-style="normal" officeooo:rsid="008e79c7" style:font-style-asian="normal" style:font-style-complex="normal"/>
    </style:style>
    <style:style style:name="T103" style:family="text">
      <style:text-properties fo:font-style="normal" officeooo:rsid="00bf2b2d" style:font-style-asian="normal" style:font-style-complex="normal"/>
    </style:style>
    <style:style style:name="T104" style:family="text">
      <style:text-properties officeooo:rsid="0094c2de"/>
    </style:style>
    <style:style style:name="T105" style:family="text">
      <style:text-properties officeooo:rsid="009b41a1"/>
    </style:style>
    <style:style style:name="T106" style:family="text">
      <style:text-properties officeooo:rsid="009f14e6"/>
    </style:style>
    <style:style style:name="T107" style:family="text">
      <style:text-properties officeooo:rsid="00a884b6"/>
    </style:style>
    <style:style style:name="T108" style:family="text">
      <style:text-properties officeooo:rsid="00ad8019"/>
    </style:style>
    <style:style style:name="T109" style:family="text">
      <style:text-properties officeooo:rsid="00ba1d29"/>
    </style:style>
    <style:style style:name="T110" style:family="text">
      <style:text-properties officeooo:rsid="00d0b07b"/>
    </style:style>
    <style:style style:name="T111" style:family="text">
      <style:text-properties officeooo:rsid="00e1f740"/>
    </style:style>
    <style:style style:name="T112" style:family="text">
      <style:text-properties officeooo:rsid="00f54a88"/>
    </style:style>
    <style:style style:name="T113" style:family="text">
      <style:text-properties officeooo:rsid="00ffd81e"/>
    </style:style>
    <style:style style:name="T114" style:family="text">
      <style:text-properties officeooo:rsid="0100c247"/>
    </style:style>
    <style:style style:name="T1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6.4465in" svg:y="0.5154in" svg:width="0.2236in" svg:height="0.1902in" draw:z-index="0">
        <draw:image xlink:href="Pictures/100002010000027B0000021CB88FDDA1101DA18C.png" xlink:type="simple" xlink:show="embed" xlink:actuate="onLoad" loext:mime-type="image/png"/>
      </draw:frame>
      <draw:frame draw:style-name="fr1" draw:name="Image3" text:anchor-type="page" text:anchor-page-number="1" svg:x="4.6035in" svg:y="0.2717in" svg:width="0.2236in" svg:height="0.2236in" draw:z-index="1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6291in" svg:y="0.5098in" svg:width="0.1835in" svg:height="0.1835in" draw:z-index="2">
        <draw:image xlink:href="Pictures/1000020100000034000000341FB55D851B27E3C5.png" xlink:type="simple" xlink:show="embed" xlink:actuate="onLoad" loext:mime-type="image/png"/>
      </draw:frame>
      <draw:frame draw:style-name="fr1" draw:name="Image2" text:anchor-type="page" text:anchor-page-number="1" svg:x="6.4465in" svg:y="0.7339in" svg:width="0.189in" svg:height="0.189in" draw:z-index="3">
        <draw:image xlink:href="Pictures/10000201000000400000004041AC2129FF0AA4C7.png" xlink:type="simple" xlink:show="embed" xlink:actuate="onLoad" loext:mime-type="image/png"/>
      </draw:frame>
      <draw:frame draw:style-name="fr1" draw:name="Image5" text:anchor-type="page" text:anchor-page-number="1" svg:x="6.4409in" svg:y="0.2925in" svg:width="0.1929in" svg:height="0.1929in" draw:z-index="4">
        <draw:image xlink:href="Pictures/10000201000003E8000003E85996F9E76E303C74.png" xlink:type="simple" xlink:show="embed" xlink:actuate="onLoad" loext:mime-type="image/png"/>
      </draw:frame>
      <draw:frame draw:style-name="fr1" draw:name="Image6" text:anchor-type="page" text:anchor-page-number="1" svg:x="4.6299in" svg:y="0.7256in" svg:width="0.1791in" svg:height="0.1791in" draw:z-index="5">
        <draw:image xlink:href="Pictures/10000201000002000000020062654E3D0C88CBBE.png" xlink:type="simple" xlink:show="embed" xlink:actuate="onLoad" loext:mime-type="image/png"/>
      </draw:frame>
      <text:p text:style-name="P5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35"><text:span text:style-name="T104">R</text:span>ICHARD S. ZHU</text:p>
          </table:table-cell>
          <table:table-cell table:style-name="Table2.B1" office:value-type="string">
            <text:p text:style-name="P41">rszhu@berkeley.edu</text:p>
            <text:p text:style-name="P39">858-371-8838</text:p>
            <text:p text:style-name="P40">Berkeley, CA</text:p>
          </table:table-cell>
          <table:table-cell table:style-name="Table2.B1" office:value-type="string">
            <text:p text:style-name="P1"/>
          </table:table-cell>
          <table:table-cell table:style-name="Table2.B1" office:value-type="string">
            <text:p text:style-name="P38">ocf.io/rszhu</text:p>
            <text:p text:style-name="P2">linkedin.com/in/rszhu</text:p>
            <text:p text:style-name="P37">github.com/richardszhu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0"><office:annotation office:name="__Annotation__1520_3461496547"><dc:creator>Unknown Author</dc:creator><dc:date>2019-11-16T14:59:21.760709384</dc:date><text:p text:style-name="P57"><text:span text:style-name="T115">Top Margin: 10</text:span></text:p><text:p text:style-name="P57"><text:span text:style-name="T115">Bottom Margin: 0</text:span></text:p></office:annotation>E<text:span text:style-name="T110">D</text:span><office:annotation-end office:name="__Annotation__1520_3461496547"/><text:span text:style-name="T110">UCATION</text:span></text:p>
          </table:table-cell>
          <table:table-cell table:style-name="Table3.A1" office:value-type="string">
            <text:p text:style-name="P13"><text:span text:style-name="T7">University of California, Berkeley <text:s text:c="19"/></text:span><text:span text:style-name="T25"><text:s/></text:span><text:span text:style-name="T7"><text:s text:c="51"/></text:span><text:span text:style-name="T10"><text:s text:c="7"/></text:span><text:span text:style-name="T35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3.A1" office:value-type="string">
            <text:p text:style-name="P16"><text:span text:style-name="T36">Expected Graduation: </text:span><text:span text:style-name="T32">May 2023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0"/>
          </table:table-cell>
          <table:table-cell table:style-name="Table5.A1" office:value-type="string">
            <text:p text:style-name="P15"><office:annotation office:name="__Annotation__1519_3461496547"><dc:creator>Unknown Author</dc:creator><dc:date>2019-11-16T14:58:56.429663726</dc:date><text:p text:style-name="P57"><text:span text:style-name="T115">Top Margin : 0</text:span></text:p><text:p text:style-name="P57"><text:span text:style-name="T115">Bottom Margin : 0</text:span></text:p><text:p text:style-name="P57"><text:span text:style-name="T115"/></text:p></office:annotation><text:span text:style-name="T33">B.A. </text:span><office:annotation-end office:name="__Annotation__1519_3461496547"/><text:span text:style-name="T33">Computer Science </text:span><text:span text:style-name="T20"><text:s/></text:span><text:span text:style-name="T12"><text:s text:c="2"/></text:span><text:span text:style-name="T6"><text:s text:c="91"/></text:span><text:span text:style-name="T11"><text:s text:c="15"/></text:span></text:p>
            <text:p text:style-name="P13"><text:span text:style-name="T23">Relevant Coursework:</text:span><text:span text:style-name="T24"> </text:span><text:span text:style-name="T38">Structure of Computer Programs</text:span><text:span text:style-name="T33">, </text:span><text:span text:style-name="T34">Linear Algebra &amp; Circuits</text:span><text:span text:style-name="T7"> <text:s text:c="15"/></text:span><text:span text:style-name="T25"><text:s/></text:span><text:span text:style-name="T7"><text:s text:c="51"/></text:span><text:span text:style-name="T10"><text:s text:c="7"/></text:span><text:span text:style-name="T35"><text:s/></text:span><text:span text:style-name="T7"><text:s text:c="81"/></text:span><text:span text:style-name="T6"><text:s text:c="89"/></text:span><text:span text:style-name="T11"><text:s text:c="15"/>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6"><office:annotation office:name="__Annotation__1537_3461496547"><dc:creator>Unknown Author</dc:creator><dc:date>2019-11-16T15:07:10.405129210</dc:date><text:p text:style-name="P57"><text:span text:style-name="T115">Projects all one table</text:span></text:p></office:annotation>PROJECTS<office:annotation-end office:name="__Annotation__1537_3461496547"/></text:p>
          </table:table-cell>
          <table:table-cell table:style-name="Table6.A1" office:value-type="string">
            <text:p text:style-name="P10"><text:span text:style-name="T49">Investment </text:span><text:span text:style-name="T44">Portfolio Diversity Visualization Tool </text:span><text:span text:style-name="T45">(</text:span><text:span text:style-name="T47">Python, </text:span><text:span text:style-name="T48">MatPlotLib, </text:span><text:span text:style-name="T46">Git</text:span><text:span text:style-name="T45">)</text:span></text:p>
            <text:p text:style-name="P11"><text:span text:style-name="T67"><text:s text:c="2"/>✪ <text:s/></text:span><text:span text:style-name="T93"><text:s/></text:span><text:span text:style-name="T91">Winn</text:span><text:span text:style-name="T92">ing Project</text:span><text:span text:style-name="T91"> of the CalHacks 2019 BlackRock API Prize</text:span></text:p>
            <text:list xml:id="list4084461187" text:style-name="L1">
              <text:list-item>
                <text:p text:style-name="P42"><text:span text:style-name="T55">A tool</text:span><text:span text:style-name="T53"> that visualizes the diversity of an investment portfolio </text:span><text:span text:style-name="T54">given</text:span><text:span text:style-name="T53"> any </text:span><text:span text:style-name="T56">applicable </text:span><text:span text:style-name="T53">security attribute </text:span></text:p>
              </text:list-item>
              <text:list-item>
                <text:p text:style-name="P47"><text:span text:style-name="T105">Leveraged</text:span> BlackRock API to <text:span text:style-name="T109">compile, </text:span>sort, and categorize <text:span text:style-name="T106">security</text:span> data f<text:span text:style-name="T106">rom an array of stock symbols</text:span></text:p>
              </text:list-item>
              <text:list-item>
                <text:p text:style-name="P55"><text:span text:style-name="T83">Integrated</text:span><text:span text:style-name="T84"> MatPlotLib to visualize </text:span><text:span text:style-name="T85">calculated diversity</text:span><text:span text:style-name="T84"> data and to create a GUI for </text:span><text:span text:style-name="T86">user</text:span><text:span text:style-name="T84"> </text:span><text:span text:style-name="T87">portfolio input</text:span><text:span text:style-name="T52"> <text:s text:c="4"/></text:span><text:span text:style-name="T44"><text:s text:c="7"/></text:span><text:span text:style-name="T52"><text:s/></text:span><text:span text:style-name="T44"><text:s text:c="51"/></text:span><text:span text:style-name="T94"><text:s text:c="7"/></text:span><text:span text:style-name="T90"><text:s/></text:span><text:span text:style-name="T44"><text:s text:c="81"/></text:span><text:span text:style-name="T39"><text:s text:c="89"/></text:span><text:span text:style-name="T95"><text:s text:c="14"/>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12"><text:span text:style-name="T44">Bomberman Remastered </text:span><text:span text:style-name="T45">(Java, </text:span><text:span text:style-name="T46">Git</text:span><text:span text:style-name="T45">)</text:span></text:p>
            <text:list xml:id="list162450069782476" text:continue-numbering="true" text:style-name="L1">
              <text:list-item>
                <text:p text:style-name="P48">An improved remake of the classic video game Bomberman that can be played on modern devices</text:p>
              </text:list-item>
              <text:list-item>
                <text:p text:style-name="P50">Added an all-new local multiplayer mode, <text:span text:style-name="T113">featuring</text:span> dynamic player vs. player gameplay </text:p>
              </text:list-item>
              <text:list-item>
                <text:p text:style-name="P51"><text:span text:style-name="T102">Utilized the Java Swing toolkit to design game menus </text:span><text:span text:style-name="T103">and </text:span><text:span text:style-name="T102">update graphical textures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7">Personal Website (HTML, CSS, JavaScript) </text:p>
            <text:list xml:id="list162449847567863" text:continue-numbering="true" text:style-name="L1">
              <text:list-item>
                <text:p text:style-name="P52"><text:span text:style-name="T71">A</text:span><text:span text:style-name="T68"> personal website </text:span><text:span text:style-name="T71">created </text:span><text:span text:style-name="T69">from </text:span><text:span text:style-name="T70">the ground up</text:span><text:span text:style-name="T69">, </text:span><text:span text:style-name="T71">built with the Bootstrap framework</text:span></text:p>
              </text:list-item>
              <text:list-item>
                <text:p text:style-name="P43"><text:span text:style-name="T88">H</text:span><text:span text:style-name="T89">osted page files remotely on UC Berkeley Open Computing Facility servers, via SSH </text:span><text:bookmark text:name="firstHeading"/><text:span text:style-name="T96">File Transfer 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6">Scheme <text:span text:style-name="T108">Language</text:span> Interpreter <text:span text:style-name="T107">(</text:span>Python)</text:p>
            <text:list xml:id="list162451303754417" text:continue-numbering="true" text:style-name="L1">
              <text:list-item>
                <text:p text:style-name="P53"><text:span text:style-name="T40">A</text:span><text:span text:style-name="T41">n i</text:span><text:span text:style-name="T40">nterpreter for the Scheme </text:span><text:span text:style-name="T41">programming </text:span><text:span text:style-name="T40">language </text:span><text:span text:style-name="T42">(a dialect of Lisp)</text:span><text:span text:style-name="T40">, </text:span><text:span text:style-name="T43">written in</text:span><text:span text:style-name="T41"> Python</text:span></text:p>
              </text:list-item>
              <text:list-item>
                <text:p text:style-name="P44"><text:span text:style-name="T53">Implemented </text:span><text:span text:style-name="T57">environments, </text:span><text:span text:style-name="T53">lexical </text:span><text:span text:style-name="T58">and </text:span><text:span text:style-name="T53">dynamic scoping, </text:span><text:span text:style-name="T58">exceptions, macros,</text:span><text:span text:style-name="T60"> </text:span><text:span text:style-name="T59">special form</text:span><text:span text:style-name="T60">s, and more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6"/>
          </table:table-cell>
          <table:table-cell table:style-name="Table6.A1" office:value-type="string">
            <text:p text:style-name="P9"><text:span text:style-name="T3">Smart </text:span><text:span text:style-name="T2">Typing Practice Program</text:span><text:span text:style-name="T1"> </text:span><text:span text:style-name="T4">(Python)</text:span></text:p>
            <text:list xml:id="list162450192105176" text:continue-numbering="true" text:style-name="L1">
              <text:list-item>
                <text:p text:style-name="P48">An interactive typing program that calculates typing speed and accuracy with every keystroke</text:p>
              </text:list-item>
              <text:list-item>
                <text:p text:style-name="P44"><text:span text:style-name="T59">Built</text:span><text:span text:style-name="T53"> smart autocorrect feature </text:span><text:span text:style-name="T60">that determines </text:span><text:span text:style-name="T53">similarity between input and a base word</text:span></text:p>
              </text:list-item>
            </text:list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1">E<text:span text:style-name="T112">XPERIENCE</text:span></text:p>
          </table:table-cell>
          <table:table-cell table:style-name="Table7.A1" office:value-type="string">
            <text:p text:style-name="P24"><text:span text:style-name="T50">California PATH Lab </text:span><text:span text:style-name="T51">(</text:span><text:span text:style-name="Strong_20_Emphasis"><text:span text:style-name="T97">Partners for Advanced Transportation Technology</text:span></text:span><text:span text:style-name="Strong_20_Emphasis"><text:span text:style-name="T98">) </text:span></text:span></text:p>
            <text:p text:style-name="P25"><text:span text:style-name="T22">Research Assistant</text:span><text:span text:style-name="T25"> </text:span><text:span text:style-name="T7"><text:s text:c="15"/></text:span><text:span text:style-name="T25"><text:s/></text:span><text:span text:style-name="T7"><text:s text:c="51"/></text:span><text:span text:style-name="T10"><text:s text:c="7"/></text:span><text:span text:style-name="T35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7.A1" office:value-type="string">
            <text:p text:style-name="P17"><text:span text:style-name="T114">Berkeley</text:span>, CA</text:p>
            <text:p text:style-name="P28"><text:span text:style-name="T13"><text:s/></text:span><text:span text:style-name="T14">Nov.</text:span><text:span text:style-name="T16"> 2018 — </text:span><text:span text:style-name="T17">Present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1"/>
          </table:table-cell>
          <table:table-cell table:style-name="Table8.A1" office:value-type="string">
            <text:list xml:id="list162450134131717" text:continue-numbering="true" text:style-name="L1">
              <text:list-item>
                <text:p text:style-name="P54"><text:span text:style-name="T76">Helped conduct research</text:span><text:span text:style-name="T72"> </text:span><text:span text:style-name="T77">on</text:span><text:span text:style-name="T72"> </text:span><text:span text:style-name="T77">the Caltrans-</text:span><text:span text:style-name="T78">proposed “</text:span><text:span text:style-name="T77">Yellow Alert” </text:span><text:span text:style-name="T72">intelligent </text:span><text:span text:style-name="T78">transportation</text:span><text:span text:style-name="T77"> system</text:span></text:p>
              </text:list-item>
              <text:list-item>
                <text:p text:style-name="P54"><text:span text:style-name="T82">S</text:span><text:span text:style-name="T79">ynced</text:span><text:span text:style-name="T72"> </text:span><text:span text:style-name="T79">position</text:span><text:span text:style-name="T80">al</text:span><text:span text:style-name="T78">, </text:span><text:span text:style-name="T80">sensor</text:span><text:span text:style-name="T78">, and </text:span><text:span text:style-name="T80">behavioral</text:span><text:span text:style-name="T72"> data </text:span><text:span text:style-name="T82">collected </text:span><text:span text:style-name="T72">from </text:span><text:span text:style-name="T78">driving </text:span><text:span text:style-name="T72">simulation</text:span><text:span text:style-name="T78"> </text:span><text:span text:style-name="T80">test </text:span><text:span text:style-name="T81">trials</text:span></text:p>
              </text:list-item>
              <text:list-item>
                <text:p text:style-name="P45"><text:span text:style-name="T63">Analyzed </text:span><text:span text:style-name="T66">trial</text:span><text:span text:style-name="T63"> data</text:span><text:span text:style-name="T64">sets</text:span><text:span text:style-name="T63"> </text:span><text:span text:style-name="T61">using </text:span><text:span text:style-name="T62">Python, </text:span><text:span text:style-name="T65">SciPy, and NumPy</text:span><text:span text:style-name="T44"> <text:s text:c="11"/></text:span><text:span text:style-name="T39"><text:s text:c="89"/></text:span><text:span text:style-name="T95"><text:s text:c="15"/></text:span></text:p>
              </text:list-item>
            </text:list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19">Gateways Summer School</text:p>
            <text:p text:style-name="P26"><text:span text:style-name="T19">Teaching Aide <text:s text:c="3"/></text:span><text:span text:style-name="T25"><text:s text:c="5"/></text:span><text:span text:style-name="T7"><text:s text:c="15"/></text:span><text:span text:style-name="T25"><text:s/></text:span><text:span text:style-name="T7"><text:s text:c="51"/></text:span><text:span text:style-name="T10"><text:s text:c="7"/></text:span><text:span text:style-name="T35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9.A1" office:value-type="string">
            <text:p text:style-name="P18">San Diego, CA</text:p>
            <text:p text:style-name="P23"><text:span text:style-name="T13"><text:s/>Jul.</text:span><text:span text:style-name="T16"> 2018 — Aug. 2018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1"/>
          </table:table-cell>
          <table:table-cell table:style-name="Table10.A1" office:value-type="string">
            <text:list xml:id="list162450455919185" text:continue-numbering="true" text:style-name="L1">
              <text:list-item>
                <text:p text:style-name="P46"><text:span text:style-name="T73">Aided Architecture &amp; Engineering teacher with giving lessons and </text:span><text:span text:style-name="T74">explaining </text:span><text:span text:style-name="T75">provided</text:span><text:span text:style-name="T74"> examples</text:span></text:p>
              </text:list-item>
              <text:list-item>
                <text:p text:style-name="P46"><text:span text:style-name="T73">Guided 30 students on their projects and supervised them during break, learning, and work times</text:span><text:span text:style-name="T44"> <text:s text:c="12"/></text:span><text:span text:style-name="T52"><text:s/></text:span><text:span text:style-name="T44"><text:s text:c="51"/></text:span><text:span text:style-name="T94"><text:s text:c="7"/></text:span><text:span text:style-name="T90"><text:s/></text:span><text:span text:style-name="T44"><text:s text:c="81"/></text:span><text:span text:style-name="T39"><text:s text:c="89"/></text:span><text:span text:style-name="T95"><text:s text:c="15"/></text:span></text:p>
              </text:list-item>
            </text:list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33">ACTIVITIES</text:p>
          </table:table-cell>
          <table:table-cell table:style-name="Table11.A1" office:value-type="string">
            <text:p text:style-name="P20">Catalyst for Success <text:s/></text:p>
            <text:p text:style-name="P25"><text:span text:style-name="T18">Treasurer, </text:span><text:span text:style-name="T21">Senior Technology Mentor</text:span><text:span text:style-name="T25"> <text:s text:c="4"/></text:span><text:span text:style-name="T7"><text:s text:c="15"/></text:span><text:span text:style-name="T25"><text:s/></text:span><text:span text:style-name="T7"><text:s text:c="51"/></text:span><text:span text:style-name="T10"><text:s text:c="7"/></text:span><text:span text:style-name="T35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11.A1" office:value-type="string">
            <text:p text:style-name="P17">San Diego, CA</text:p>
            <text:p text:style-name="P28"><text:span text:style-name="T13"><text:s text:c="2"/></text:span><text:span text:style-name="T16">Sep. 2017 — Aug. 2019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1"/>
          </table:table-cell>
          <table:table-cell table:style-name="Table12.A1" office:value-type="string">
            <text:list xml:id="list162449807913622" text:continue-numbering="true" text:style-name="L1">
              <text:list-item>
                <text:p text:style-name="P49">Taught programming and circuitry at the library to over 200 students (Python, Javascript, Arduino)</text:p>
              </text:list-item>
              <text:list-item>
                <text:p text:style-name="P44"><text:span text:style-name="T74">Worked with library officials to organize regular weekly workshops and week-long summer camps</text:span><text:span text:style-name="T44"> <text:s text:c="4"/></text:span><text:span text:style-name="T52"><text:s/></text:span><text:span text:style-name="T44"><text:s text:c="51"/></text:span><text:span text:style-name="T94"><text:s text:c="7"/></text:span><text:span text:style-name="T90"><text:s/></text:span><text:span text:style-name="T44"><text:s text:c="81"/></text:span><text:span text:style-name="T39"><text:s text:c="89"/></text:span><text:span text:style-name="T95"><text:s text:c="14"/></text:span></text:p>
              </text:list-item>
            </text:list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2">SKILLS</text:p>
          </table:table-cell>
          <table:table-cell table:style-name="Table1.A1" office:value-type="string">
            <text:p text:style-name="P21"><text:span text:style-name="T101">Languages:</text:span><text:span text:style-name="T5"> </text:span>Python, Java, SQL, HTML/CSS, <text:span text:style-name="T111">JavaScript</text:span></text:p>
            <text:p text:style-name="P14"><text:span text:style-name="T37">Frameworks/Technologies:</text:span><text:span text:style-name="T8"> </text:span><text:span text:style-name="T26">Git, </text:span><text:span text:style-name="T31">Unix</text:span><text:span text:style-name="T25">, </text:span><text:span text:style-name="T27">Bootstrap, NumPy,</text:span><text:span text:style-name="T30"> MATLAB</text:span><text:span text:style-name="T25"> <text:s text:c="2"/></text:span><text:span text:style-name="T7"><text:s text:c="7"/></text:span><text:span text:style-name="T25"><text:s/></text:span><text:span text:style-name="T7"><text:s text:c="51"/></text:span><text:span text:style-name="T10"><text:s text:c="7"/></text:span><text:span text:style-name="T35"><text:s/></text:span><text:span text:style-name="T7"><text:s text:c="81"/></text:span><text:span text:style-name="T6"><text:s text:c="89"/></text:span><text:span text:style-name="T11"><text:s text:c="14"/>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4">AWARDS</text:p>
          </table:table-cell>
          <table:table-cell table:style-name="Table4.A1" office:value-type="string">
            <text:p text:style-name="P5">CalHacks 2019 <text:span text:style-name="T99">—</text:span> <text:span text:style-name="T99">BlackRock API Prize </text:span><text:span text:style-name="T100">Winner</text:span></text:p>
            <text:p text:style-name="P8"><text:span text:style-name="T4">Intuit Scholarship Program </text:span><text:span text:style-name="T99">— Computer Science Scholar</text:span></text:p>
            <text:p text:style-name="P8"><text:span text:style-name="T4">Intuit George A. Hansen Program</text:span> — Computer Science Scholar</text:p>
            <text:p text:style-name="P27"><text:span text:style-name="T9">Southern California Developmental Soccer League </text:span><text:span text:style-name="T28">— </text:span><text:span text:style-name="T29">Div. 1 </text:span><text:span text:style-name="T28">Champion</text:span><text:span text:style-name="T25"> <text:s/></text:span><text:span text:style-name="T7"><text:s text:c="9"/></text:span><text:span text:style-name="T25"><text:s/></text:span><text:span text:style-name="T7"><text:s text:c="51"/></text:span><text:span text:style-name="T10"><text:s text:c="7"/></text:span><text:span text:style-name="T35"><text:s/></text:span><text:span text:style-name="T7"><text:s text:c="81"/></text:span><text:span text:style-name="T6"><text:s text:c="89"/></text:span><text:span text:style-name="T11"><text:s text:c="15"/></text:span></text:p>
          </table:table-cell>
          <table:table-cell table:style-name="Table4.A1" office:value-type="string">
            <text:p text:style-name="P22"><text:span text:style-name="T16">O</text:span><text:span text:style-name="T15">ct. 2019</text:span></text:p>
            <text:p text:style-name="P29">Apr. 2019</text:p>
            <text:p text:style-name="P29">Apr. 2019</text:p>
            <text:p text:style-name="P29">Dec. 2018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1" svg:font-family="Roboto" style:font-pitch="variable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26T01:38:58.760985925</dc:date>
    <meta:editing-duration>P1DT3H48M19S</meta:editing-duration>
    <meta:editing-cycles>202</meta:editing-cycles>
    <meta:document-statistic meta:table-count="12" meta:image-count="6" meta:object-count="0" meta:page-count="1" meta:paragraph-count="64" meta:word-count="434" meta:character-count="5828" meta:non-whitespace-character-count="2635"/>
  </office:meta>
</office:document-meta>
</file>